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Droid Sans Devanagari1" svg:font-family="'Droid Sans Devanagari'" style:font-family-generic="swiss"/>
    <style:font-face style:name="Ubuntu1" svg:font-family="Ubuntu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au1" style:family="table">
      <style:table-properties style:width="19.6cm" table:align="margins"/>
    </style:style>
    <style:style style:name="Tableau1.A" style:family="table-column">
      <style:table-column-properties style:column-width="4.9cm" style:rel-column-width="16384*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9.6cm" table:align="margins"/>
    </style:style>
    <style:style style:name="Tableau2.A" style:family="table-column">
      <style:table-column-properties style:column-width="4.9cm" style:rel-column-width="16384*"/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Ubuntu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Ubuntu1" fo:font-size="12pt" fo:font-style="normal" fo:text-shadow="none" style:text-underline-style="none" fo:font-weight="bold" officeooo:rsid="001691e6" officeooo:paragraph-rsid="001691e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691e6" officeooo:paragraph-rsid="001691e6" style:font-weight-asian="bold" style:font-weight-complex="bold"/>
    </style:style>
    <style:style style:name="P5" style:family="paragraph" style:parent-style-name="Standard">
      <style:paragraph-properties fo:text-align="center" style:justify-single-word="false" fo:break-before="page"/>
      <style:text-properties fo:font-weight="bold" officeooo:rsid="001691e6" officeooo:paragraph-rsid="001691e6" style:font-weight-asian="bold" style:font-weight-complex="bold"/>
    </style:style>
    <style:style style:name="T1" style:family="text">
      <style:text-properties fo:font-style="italic" officeooo:rsid="001691e6" style:font-style-asian="italic" style:font-style-complex="italic"/>
    </style:style>
    <style:style style:name="T2" style:family="text">
      <style:text-properties officeooo:rsid="0019b82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__TITLE__</text:p>
      <text:p text:style-name="Standard"/>
      <table:table table:name="Tableau1" table:style-name="Tableau1">
        <table:table-column table:style-name="Tableau1.A" table:number-columns-repeated="4"/>
        <table:table-row>
          <table:table-cell table:style-name="Tableau1.A1" office:value-type="string">
            <text:p text:style-name="P2">__COL1__</text:p>
          </table:table-cell>
          <table:table-cell table:style-name="Tableau1.A1" office:value-type="string">
            <text:p text:style-name="P2">__COL2__</text:p>
          </table:table-cell>
          <table:table-cell table:style-name="Tableau1.A1" office:value-type="string">
            <text:p text:style-name="P2">__COL3__</text:p>
          </table:table-cell>
          <table:table-cell table:style-name="Tableau1.D1" office:value-type="string">
            <text:p text:style-name="P2">__COL4__</text:p>
          </table:table-cell>
        </table:table-row>
        <table:table-row>
          <table:table-cell table:style-name="Tableau1.A2" office:value-type="string">
            <text:p text:style-name="P3">
                            <text:a xlink:type="simple" xlink:href="relatorio://for%20each=%22row%20in%20o.rows%22" text:style-name="Internet_20_link" text:visited-style-name="Visited_20_Internet_20_Link">
                                <text:span text:style-name="T2">for each="row in o.rows"</text:span>
                            </text:a>
                        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D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3">
                            <text:a xlink:type="simple" xlink:href="relatorio://row.col1" text:style-name="Internet_20_link" text:visited-style-name="Visited_20_Internet_20_Link">
                                <text:span text:style-name="T1">row.col1</text:span>
                            </text:a>
                        </text:p>
          </table:table-cell>
          <table:table-cell table:style-name="Tableau1.A2" office:value-type="string">
            <text:p text:style-name="P1">
                            <text:a xlink:type="simple" xlink:href="relatorio://row.col2" text:style-name="Internet_20_link" text:visited-style-name="Visited_20_Internet_20_Link">
                                <text:span text:style-name="T1">row.col2</text:span>
                            </text:a>
                        </text:p>
          </table:table-cell>
          <table:table-cell table:style-name="Tableau1.A2" office:value-type="string">
            <text:p text:style-name="P1">
                            <text:a xlink:type="simple" xlink:href="relatorio://row.col3" text:style-name="Internet_20_link" text:visited-style-name="Visited_20_Internet_20_Link">
                                <text:span text:style-name="T1">row.col3</text:span>
                            </text:a>
                        </text:p>
          </table:table-cell>
          <table:table-cell table:style-name="Tableau1.D2" office:value-type="string">
            <text:p text:style-name="P1">
                            <text:a xlink:type="simple" xlink:href="relatorio://row.col4" text:style-name="Internet_20_link" text:visited-style-name="Visited_20_Internet_20_Link">
                                <text:span text:style-name="T1">row.col4</text:span>
                            </text:a>
                        </text:p>
          </table:table-cell>
        </table:table-row>
        <table:table-row>
          <table:table-cell table:style-name="Tableau1.A2" office:value-type="string">
            <text:p text:style-name="P1">
                            <text:a xlink:type="simple" xlink:href="relatorio:///for" text:style-name="Internet_20_link" text:visited-style-name="Visited_20_Internet_20_Link">/for</text:a>
                        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D2" office:value-type="string">
            <text:p text:style-name="P1"/>
          </table:table-cell>
        </table:table-row>
      </table:table>
      <text:p text:style-name="Standard"/>
      <text:p text:style-name="Standard"/>
      <text:p text:style-name="Standard"/>
      <text:p text:style-name="P4"/>
      <text:p text:style-name="P5">__TITLE__</text:p>
      <text:p text:style-name="Standard"/>
      <table:table table:name="Tableau2" table:style-name="Tableau2">
        <table:table-column table:style-name="Tableau2.A" table:number-columns-repeated="4"/>
        <table:table-row>
          <table:table-cell table:style-name="Tableau2.A1" office:value-type="string">
            <text:p text:style-name="P2">__COL1__</text:p>
          </table:table-cell>
          <table:table-cell table:style-name="Tableau2.A1" office:value-type="string">
            <text:p text:style-name="P2">__COL2__</text:p>
          </table:table-cell>
          <table:table-cell table:style-name="Tableau2.A1" office:value-type="string">
            <text:p text:style-name="P2">__COL3__</text:p>
          </table:table-cell>
          <table:table-cell table:style-name="Tableau2.D1" office:value-type="string">
            <text:p text:style-name="P2">__COL4__</text:p>
          </table:table-cell>
        </table:table-row>
        <table:table-row>
          <table:table-cell table:style-name="Tableau2.A2" office:value-type="string">
            <text:p text:style-name="P3">
                            <text:a xlink:type="simple" xlink:href="relatorio://for%20each=%22row%20in%20o.answers%22" text:style-name="Internet_20_link" text:visited-style-name="Visited_20_Internet_20_Link">
                                <text:span text:style-name="T2">for each="row in o.answers"</text:span>
                            </text:a>
                        </text:p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1"/>
          </table:table-cell>
          <table:table-cell table:style-name="Tableau2.D2" office:value-type="string">
            <text:p text:style-name="P1"/>
          </table:table-cell>
        </table:table-row>
        <table:table-row>
          <table:table-cell table:style-name="Tableau2.A2" office:value-type="string">
            <text:p text:style-name="P3">
                            <text:a xlink:type="simple" xlink:href="relatorio://row.col1" text:style-name="Internet_20_link" text:visited-style-name="Visited_20_Internet_20_Link">
                                <text:span text:style-name="T1">row.col1</text:span>
                            </text:a>
                        </text:p>
          </table:table-cell>
          <table:table-cell table:style-name="Tableau2.A2" office:value-type="string">
            <text:p text:style-name="P1">
                            <text:a xlink:type="simple" xlink:href="relatorio://row.col2" text:style-name="Internet_20_link" text:visited-style-name="Visited_20_Internet_20_Link">
                                <text:span text:style-name="T1">row.col2</text:span>
                            </text:a>
                        </text:p>
          </table:table-cell>
          <table:table-cell table:style-name="Tableau2.A2" office:value-type="string">
            <text:p text:style-name="P1">
                            <text:a xlink:type="simple" xlink:href="relatorio://row.col3" text:style-name="Internet_20_link" text:visited-style-name="Visited_20_Internet_20_Link">
                                <text:span text:style-name="T1">row.col3</text:span>
                            </text:a>
                        </text:p>
          </table:table-cell>
          <table:table-cell table:style-name="Tableau2.D2" office:value-type="string">
            <text:p text:style-name="P1">
                            <text:a xlink:type="simple" xlink:href="relatorio://row.col4" text:style-name="Internet_20_link" text:visited-style-name="Visited_20_Internet_20_Link">
                                <text:span text:style-name="T1">row.col4</text:span>
                            </text:a>
                        </text:p>
          </table:table-cell>
        </table:table-row>
        <table:table-row>
          <table:table-cell table:style-name="Tableau2.A2" office:value-type="string">
            <text:p text:style-name="P1">
                            <text:a xlink:type="simple" xlink:href="relatorio:///for" text:style-name="Internet_20_link" text:visited-style-name="Visited_20_Internet_20_Link">/for</text:a>
                        </text:p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1"/>
          </table:table-cell>
          <table:table-cell table:style-name="Tableau2.D2" office:value-type="string">
            <text:p text:style-name="P1"/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Droid Sans Devanagari1" svg:font-family="'Droid Sans Devanagari'" style:font-family-generic="swiss"/>
    <style:font-face style:name="Ubuntu1" svg:font-family="Ubuntu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Ubuntu" fo:font-size="12pt" fo:language="fr" fo:country="FR" style:letter-kerning="true" style:font-name-asian="Lucida Sans Unicode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Ubuntu" fo:font-size="12pt" fo:language="fr" fo:country="FR" style:letter-kerning="true" style:font-name-asian="Lucida Sans Unicode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Ubuntu" fo:font-family="Ubuntu" fo:font-size="14pt" style:font-name-asian="Lucida Sans Unicode" style:font-family-asian="'Lucida Sans Unicode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Ubuntu" fo:font-family="Ubuntu"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Ubuntu" fo:font-family="Ubuntu"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" fo:font-family="Ubuntu"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cm" fo:margin-bottom="0.7cm" fo:margin-left="0.7cm" fo:margin-right="0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1T09:39:38.405690689</meta:creation-date>
    <dc:title>default</dc:title>
    <meta:editing-duration>PT13M52S</meta:editing-duration>
    <meta:editing-cycles>7</meta:editing-cycles>
    <meta:generator>LibreOffice/6.1.6.3$Linux_X86_64 LibreOffice_project/10$Build-3</meta:generator>
    <meta:initial-creator>memini
        </meta:initial-creator>
    <dc:date>2019-07-30T17:35:07.220326896</dc:date>
    <dc:creator>vocashaker </dc:creator>
    <meta:document-statistic meta:table-count="2" meta:image-count="0" meta:object-count="0" meta:page-count="2" meta:paragraph-count="14" meta:word-count="20" meta:character-count="149" meta:non-whitespace-character-count="135"/>
    <meta:template xlink:type="simple" xlink:actuate="onRequest" xlink:title="default" xlink:href="../../../../../../.config/libreoffice/4/user/template/default1.ott" meta:date="2019-07-21T09:39:38.166822890"/>
  </office:meta>
</office:document-meta>
</file>